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1cm" fo:margin-left="-0.088cm" fo:margin-top="0cm" fo:margin-bottom="0cm" table:align="left" style:writing-mode="lr-tb"/>
    </style:style>
    <style:style style:name="Таблица1.A" style:family="table-column">
      <style:table-column-properties style:column-width="1.75cm"/>
    </style:style>
    <style:style style:name="Таблица1.B" style:family="table-column">
      <style:table-column-properties style:column-width="12.458cm"/>
    </style:style>
    <style:style style:name="Таблица1.C" style:family="table-column">
      <style:table-column-properties style:column-width="2.593cm"/>
    </style:style>
    <style:style style:name="Таблица1.1" style:family="table-row">
      <style:table-row-properties style:min-row-height="0.82cm"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8pt" style:font-size-asian="8pt" style:font-name-complex="Times New Roman1" style:font-size-complex="8pt"/>
    </style:style>
    <style:style style:name="P6" style:family="paragraph" style:parent-style-name="Standard">
      <style:paragraph-properties fo:line-height="100%"/>
      <style:text-properties style:font-name="Times New Roman" fo:font-size="8pt" style:font-size-asian="8pt" style:font-name-complex="Times New Roman1" style:font-size-complex="8pt"/>
    </style:style>
    <style:style style:name="P7" style:family="paragraph" style:parent-style-name="Standard">
      <style:paragraph-properties fo:margin-left="8.742cm" fo:margin-right="0cm" fo:text-align="end" style:justify-single-word="false" fo:text-indent="2.51cm" style:auto-text-indent="false"/>
    </style:style>
    <style:style style:name="P8" style:family="paragraph" style:parent-style-name="Standard">
      <style:paragraph-properties fo:margin-left="8.742cm" fo:margin-right="0cm" fo:text-indent="2.51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Text_20_body">
      <style:paragraph-properties fo:margin-left="0cm" fo:margin-right="0cm" fo:text-indent="0.953cm" style:auto-text-indent="false"/>
      <style:text-properties fo:font-size="14pt" style:font-size-asian="14pt" style:font-size-complex="14pt"/>
    </style:style>
    <style:style style:name="P11" style:family="paragraph" style:parent-style-name="Обычный1">
      <style:paragraph-properties fo:text-align="center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rsid="00087384" officeooo:paragraph-rsid="00087384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4935" officeooo:paragraph-rsid="00094935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8pt" style:font-size-asian="8pt" style:font-name-complex="Times New Roman1" style:font-size-complex="8pt"/>
    </style:style>
    <style:style style:name="P21" style:family="paragraph" style:parent-style-name="Standard">
      <style:paragraph-properties fo:line-height="100%"/>
      <style:text-properties style:font-name="Times New Roman" fo:font-size="8pt" style:font-size-asian="8pt" style:font-name-complex="Times New Roman1" style:font-size-complex="8pt"/>
    </style:style>
    <style:style style:name="P22" style:family="paragraph" style:parent-style-name="Standard">
      <style:paragraph-properties fo:margin-left="11.502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8.742cm" fo:margin-right="0cm" fo:text-align="end" style:justify-single-word="false" fo:text-indent="2.51cm" style:auto-text-indent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margin-left="8.742cm" fo:margin-right="0cm" fo:text-align="end" style:justify-single-word="false" fo:text-indent="2.51cm" style:auto-text-indent="false"/>
      <style:text-properties style:font-name="Times New Roman" fo:font-size="14pt" officeooo:rsid="00087384" officeooo:paragraph-rsid="00087384" style:font-size-asian="14pt" style:font-name-complex="Times New Roman1" style:font-size-complex="14pt"/>
    </style:style>
    <style:style style:name="P25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26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28" style:family="paragraph" style:parent-style-name="Standard">
      <style:paragraph-properties fo:margin-left="0cm" fo:margin-right="0cm" fo:margin-top="0cm" fo:margin-bottom="0.199cm" loext:contextual-spacing="true" fo:line-height="100%" fo:text-align="start" style:justify-single-word="false" fo:text-indent="0cm" style:auto-text-indent="false"/>
      <style:text-properties style:font-name="Monospace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cm" fo:margin-right="0cm" fo:margin-top="0cm" fo:margin-bottom="0.199cm" loext:contextual-spacing="true" fo:line-height="100%" fo:text-indent="0cm" style:auto-text-indent="false"/>
      <style:text-properties style:font-name="Monospace" fo:font-size="8pt" fo:language="en" fo:country="US" fo:font-weight="normal" officeooo:rsid="000ac8f0" officeooo:paragraph-rsid="000ac8f0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left="0cm" fo:margin-right="0cm" fo:text-indent="0.953cm" style:auto-text-indent="false"/>
      <style:text-properties fo:font-size="14pt" style:font-size-asian="14pt" style:font-size-complex="14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4pt" fo:language="en" fo:country="US" fo:font-weight="bold" officeooo:rsid="000ac8f0" officeooo:paragraph-rsid="000ac8f0" style:font-size-asian="14pt" style:font-weight-asian="bold" style:font-size-complex="14pt" style:font-weight-complex="bold"/>
    </style:style>
    <style:style style:name="P32" style:family="paragraph" style:parent-style-name="Heading_20_2">
      <style:paragraph-properties fo:margin-left="0cm" fo:margin-right="0cm" fo:text-indent="0.953cm" style:auto-text-indent="false"/>
      <style:text-properties style:font-name="Times New Roman" fo:font-style="normal" style:font-style-asian="normal" style:font-name-complex="Times New Roman1"/>
    </style:style>
    <style:style style:name="P33" style:family="paragraph" style:parent-style-name="Preformatted_20_Text">
      <style:paragraph-properties fo:margin-top="0cm" fo:margin-bottom="0.199cm" loext:contextual-spacing="true" fo:line-height="100%"/>
      <style:text-properties style:font-name="Monospace" fo:font-size="8pt" officeooo:rsid="000ac8f0" officeooo:paragraph-rsid="000ac8f0" style:font-size-asian="8pt" style:font-size-complex="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7384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94935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94935" style:font-size-asian="14pt" style:font-name-complex="Times New Roman1" style:font-size-complex="14pt"/>
    </style:style>
    <style:style style:name="T7" style:family="text">
      <style:text-properties style:font-name="Times New Roman" fo:font-size="8pt" style:font-size-asian="8pt" style:font-name-complex="Times New Roman1" style:font-size-complex="8pt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text-transform="uppercase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15" style:family="text">
      <style:text-properties fo:text-transform="uppercase" style:font-name="Times New Roman" fo:font-size="14pt" officeooo:rsid="00094935" style:font-size-asian="14pt" style:font-name-complex="Times New Roman1" style:font-size-complex="14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style:font-name="Monospace1" fo:font-size="10pt" style:font-size-asian="10pt"/>
    </style:style>
    <style:style style:name="T18" style:family="text">
      <style:text-properties fo:color="#000000" fo:font-size="10pt" style:font-size-asian="10pt"/>
    </style:style>
    <style:style style:name="T19" style:family="text">
      <style:text-properties fo:color="#000000"/>
    </style:style>
    <style:style style:name="fr1" style:family="graphic" style:parent-style-name="OLE">
      <style:graphic-properties style:wrap="none" style:vertical-pos="from-top" style:vertical-rel="paragraph-content" style:horizontal-pos="center" style:horizontal-rel="paragraph-content" draw:ole-draw-aspect="1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едеральное государственное бюджетное учреждение высшего образования</text:p>
      <text:p text:style-name="P2">Севастопольский государственный университет</text:p>
      <text:p text:style-name="P2"/>
      <text:p text:style-name="P4"/>
      <text:p text:style-name="P22">Кафедра информационных технологий и компьютерных систем</text:p>
      <text:p text:style-name="P4"/>
      <text:p text:style-name="P14">ОТЧЁТ</text:p>
      <text:p text:style-name="P14">о выполнении лабораторной работы № 4</text:p>
      <text:p text:style-name="P16">по дисциплине «Параллельные и распределенные вычисления»</text:p>
      <text:p text:style-name="P11"><text:span text:style-name="T10">на тему <text:s/>«</text:span><text:span text:style-name="T11">Организация конвейерных вычислений</text:span><text:span text:style-name="T12">»</text:span></text:p>
      <text:p text:style-name="P1"/>
      <text:p text:style-name="P3"/>
      <text:p text:style-name="P23">Выполнили: </text:p>
      <text:p text:style-name="P7"><text:span text:style-name="T1">ст. гр. </text:span><text:span text:style-name="T2">И</text:span><text:span text:style-name="T1">ВТ</text:span><text:span text:style-name="T2">б</text:span><text:span text:style-name="T1">-32</text:span><text:span text:style-name="T2">о</text:span></text:p>
      <text:p text:style-name="P24">Демиденко А.А</text:p>
      <text:p text:style-name="P23">Проверил: </text:p>
      <text:p text:style-name="P23">Абрамов Т.А.</text:p>
      <text:p text:style-name="P8"/>
      <text:p text:style-name="P8"/>
      <text:p text:style-name="P8"/>
      <text:p text:style-name="P1"><text:bookmark text:name="_GoBack"/></text:p>
      <text:p text:style-name="P2">Севастополь</text:p>
      <text:p text:style-name="P2">2015</text:p>
      <text:p text:style-name="P9"><text:soft-page-break/><text:span text:style-name="T4">Цель работы: </text:span><text:span text:style-name="T1">исследовать методы и средства организации конвейерной обработки данных</text:span></text:p>
      <text:h text:style-name="P32" text:outline-level="2">Задание на лабораторную работу:</text:h>
      <text:list xml:id="list7956511863106689535" text:style-name="WWNum1">
        <text:list-item>
          <text:p text:style-name="P26">Разработать в соответствии с вариантом задания программу, выполняющую конвейерную (поэтапную) обработку массива данных</text:p>
        </text:list-item>
        <text:list-item>
          <text:p text:style-name="P25"><text:span text:style-name="T1">Исследовать поведение программы при использовании <text:s/>метода синхронизации <text:s/>- </text:span><text:span text:style-name="T2">события</text:span><text:span text:style-name="T1">.</text:span></text:p>
        </text:list-item>
        <text:list-item>
          <text:p text:style-name="P26">Проанализировать полученные результаты.</text:p>
          <text:p text:style-name="P26"/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Схема </text:p>
          </table:table-cell>
          <table:table-cell table:style-name="Таблица1.A1" office:value-type="string">
            <text:p text:style-name="P17">Функция - обработчик</text:p>
          </table:table-cell>
          <table:table-cell table:style-name="Таблица1.A1" office:value-type="string">
            <text:p text:style-name="P18">Механизм</text:p>
          </table:table-cell>
        </table:table-row>
        <table:table-row table:style-name="Таблица1.1">
          <table:table-cell table:style-name="Таблица1.A1" office:value-type="string">
            <text:p text:style-name="P19">1</text:p>
          </table:table-cell>
          <table:table-cell table:style-name="Таблица1.A1" office:value-type="string">
            <text:p text:style-name="Standard"><text:span text:style-name="T1">Свертка элементов массива: </text:span><text:span text:style-name="T5">B</text:span><text:span text:style-name="T1">[</text:span><text:span text:style-name="T5">j</text:span><text:span text:style-name="T1">]=</text:span><text:span text:style-name="T5">m</text:span><text:span text:style-name="T6">ax</text:span><text:span text:style-name="T1">(</text:span><text:span text:style-name="T13">A</text:span><text:span text:style-name="T14">[</text:span><text:span text:style-name="T5">i</text:span><text:span text:style-name="T14">], </text:span><text:span text:style-name="T13">a</text:span><text:span text:style-name="T14">[</text:span><text:span text:style-name="T5">i</text:span><text:span text:style-name="T1">+</text:span><text:span text:style-name="T3">1</text:span><text:span text:style-name="T14">]) <text:s text:c="3"/>(</text:span><text:span text:style-name="T15">1</text:span><text:span text:style-name="T14">)</text:span></text:p>
          </table:table-cell>
          <table:table-cell table:style-name="Таблица1.C2" office:value-type="string">
            <text:p text:style-name="P15">События</text:p>
          </table:table-cell>
        </table:table-row>
      </table:table>
      <text:p text:style-name="P10"/>
      <text:p text:style-name="P10">Схема:</text:p>
      <text:p text:style-name="P10"><draw:frame draw:style-name="fr1" draw:name="Объект1" text:anchor-type="char" svg:y="0.508cm" svg:width="16.147cm" svg:height="4.154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31">Текст программы:</text:p>
      <text:p text:style-name="P33">package worm2fed.pirv.lab4;</text:p>
      <text:p text:style-name="P33"/>
      <text:p text:style-name="P33">import java.util.concurrent.locks.Condition;</text:p>
      <text:p text:style-name="P33">import java.util.concurrent.locks.ReentrantLock;</text:p>
      <text:p text:style-name="P33">import java.util.Random;</text:p>
      <text:p text:style-name="P33"/>
      <text:p text:style-name="P33">class PC {</text:p>
      <text:p text:style-name="P33"><text:tab/>public static void main(String args[]) {</text:p>
      <text:p text:style-name="P33"><text:tab/><text:tab/>Q q = new Q();</text:p>
      <text:p text:style-name="P33"><text:tab/><text:tab/>new Generator(q, 0);</text:p>
      <text:p text:style-name="P33"><text:tab/><text:tab/>new Worker(q, 1);</text:p>
      <text:p text:style-name="P33"><text:tab/><text:tab/>new Worker(q, 2);</text:p>
      <text:p text:style-name="P33"><text:tab/><text:tab/>new Worker(q, 3);</text:p>
      <text:p text:style-name="P33"><text:tab/><text:tab/>new Worker(q, 4);</text:p>
      <text:p text:style-name="P33"><text:tab/><text:tab/>new Worker(q, 5);</text:p>
      <text:p text:style-name="P33"/>
      <text:p text:style-name="P33"><text:tab/><text:tab/>try {</text:p>
      <text:p text:style-name="P33"><text:tab/><text:tab/><text:tab/>q.lock.lock();</text:p>
      <text:p text:style-name="P33"><text:tab/><text:tab/><text:tab/>q.G.signal(); // запускаем генератор</text:p>
      <text:p text:style-name="P33"/>
      <text:p text:style-name="P33"><text:tab/><text:tab/>} finally {</text:p>
      <text:p text:style-name="P33"><text:tab/><text:tab/><text:tab/>q.lock.unlock();</text:p>
      <text:p text:style-name="P33"><text:tab/><text:tab/>}</text:p>
      <text:p text:style-name="P33"/>
      <text:p text:style-name="P33"><text:tab/><text:tab/>try {</text:p>
      <text:p text:style-name="P33"><text:tab/><text:tab/><text:tab/>Thread.sleep(5000);</text:p>
      <text:p text:style-name="P33"><text:tab/><text:tab/>} catch (InterruptedException e) {</text:p>
      <text:p text:style-name="P33"><text:tab/><text:tab/>}</text:p>
      <text:p text:style-name="P33"><text:tab/><text:tab/></text:p>
      <text:p text:style-name="P33"><text:tab/><text:tab/>q.work = false;</text:p>
      <text:p text:style-name="P33"><text:tab/>}</text:p>
      <text:p text:style-name="P33">}</text:p>
      <text:p text:style-name="P33"><text:soft-page-break/>class Q {</text:p>
      <text:p text:style-name="P33"><text:tab/>int n;</text:p>
      <text:p text:style-name="P33"><text:tab/>boolean work = true;</text:p>
      <text:p text:style-name="P33"><text:tab/>final ReentrantLock lock = new ReentrantLock();</text:p>
      <text:p text:style-name="P33"><text:tab/>final Condition G = lock.newCondition();</text:p>
      <text:p text:style-name="P33"><text:tab/>final Condition W1 = lock.newCondition();</text:p>
      <text:p text:style-name="P33"><text:tab/>final Condition W2 = lock.newCondition();</text:p>
      <text:p text:style-name="P33"><text:tab/>final Condition W3 = lock.newCondition();</text:p>
      <text:p text:style-name="P33"><text:tab/>final Condition W4 = lock.newCondition();</text:p>
      <text:p text:style-name="P33"><text:tab/>final Condition W5 = lock.newCondition();</text:p>
      <text:p text:style-name="P33"><text:tab/>int A1024[];</text:p>
      <text:p text:style-name="P33"><text:tab/>int A512[] = new int[512];</text:p>
      <text:p text:style-name="P33"><text:tab/>int A256[] = new int[256];</text:p>
      <text:p text:style-name="P33"><text:tab/>int A128[] = new int[128];</text:p>
      <text:p text:style-name="P33"><text:tab/>int A64[] = new int[64];</text:p>
      <text:p text:style-name="P33"><text:tab/>int A32[] = new int[32];</text:p>
      <text:p text:style-name="P33"/>
      <text:p text:style-name="P33">}</text:p>
      <text:p text:style-name="P33"/>
      <text:p text:style-name="P33">class Generator implements Runnable {</text:p>
      <text:p text:style-name="P33"><text:tab/>Q q;</text:p>
      <text:p text:style-name="P33"><text:tab/>int num;</text:p>
      <text:p text:style-name="P33"/>
      <text:p text:style-name="P33"><text:tab/>Generator(Q q, int num) {</text:p>
      <text:p text:style-name="P33"><text:tab/><text:tab/>this.q = q;</text:p>
      <text:p text:style-name="P33"><text:tab/><text:tab/>this.num = num;</text:p>
      <text:p text:style-name="P33"><text:tab/><text:tab/>new Thread(this, "Generator " + num).start();</text:p>
      <text:p text:style-name="P33"><text:tab/>}</text:p>
      <text:p text:style-name="P33"/>
      <text:p text:style-name="P33"><text:tab/>public void run() {</text:p>
      <text:p text:style-name="P33"><text:tab/><text:tab/>Thread t = Thread.currentThread();</text:p>
      <text:p text:style-name="P33"><text:tab/><text:tab/></text:p>
      <text:p text:style-name="P33"><text:tab/><text:tab/>while (q.work) {</text:p>
      <text:p text:style-name="P33"><text:tab/><text:tab/><text:tab/>q.lock.lock();</text:p>
      <text:p text:style-name="P33"><text:tab/><text:tab/><text:tab/>try {</text:p>
      <text:p text:style-name="P33"><text:tab/><text:tab/><text:tab/><text:tab/>try {</text:p>
      <text:p text:style-name="P33"><text:tab/><text:tab/><text:tab/><text:tab/><text:tab/>q.G.await();</text:p>
      <text:p text:style-name="P33"><text:tab/><text:tab/><text:tab/><text:tab/>} catch (InterruptedException e) {</text:p>
      <text:p text:style-name="P33"><text:tab/><text:tab/><text:tab/><text:tab/>}</text:p>
      <text:p text:style-name="P33"><text:tab/><text:tab/><text:tab/>} finally {</text:p>
      <text:p text:style-name="P33"><text:tab/><text:tab/><text:tab/><text:tab/>q.lock.unlock();</text:p>
      <text:p text:style-name="P33"><text:tab/><text:tab/><text:tab/>}</text:p>
      <text:p text:style-name="P33"><text:tab/><text:tab/><text:tab/></text:p>
      <text:p text:style-name="P33"><text:tab/><text:tab/><text:tab/>System.out.println();</text:p>
      <text:p text:style-name="P33"><text:tab/><text:tab/><text:tab/>System.out.println(t.getName() + " start");</text:p>
      <text:p text:style-name="P33"><text:tab/><text:tab/><text:tab/>q.A1024 = gener();</text:p>
      <text:p text:style-name="P33"><text:tab/><text:tab/><text:tab/></text:p>
      <text:p text:style-name="P33"><text:tab/><text:tab/><text:tab/>try {</text:p>
      <text:p text:style-name="P33"><text:tab/><text:tab/><text:tab/><text:tab/>Thread.sleep(100);</text:p>
      <text:p text:style-name="P33"><text:tab/><text:tab/><text:tab/>} catch (InterruptedException e) {</text:p>
      <text:p text:style-name="P33"><text:tab/><text:tab/><text:tab/>}</text:p>
      <text:p text:style-name="P33"><text:tab/><text:tab/><text:tab/></text:p>
      <text:p text:style-name="P33"><text:tab/><text:tab/><text:tab/>System.out.println();</text:p>
      <text:p text:style-name="P33"><text:tab/><text:tab/><text:tab/>System.out.println(t.getName() + " stop");</text:p>
      <text:p text:style-name="P33"><text:tab/><text:tab/><text:tab/>q.lock.lock();</text:p>
      <text:p text:style-name="P33"><text:tab/><text:tab/><text:tab/></text:p>
      <text:p text:style-name="P33"><text:tab/><text:tab/><text:tab/>try {</text:p>
      <text:p text:style-name="P33"><text:tab/><text:tab/><text:tab/><text:tab/>q.W1.signal();</text:p>
      <text:p text:style-name="P33"><text:tab/><text:tab/><text:tab/>} finally {</text:p>
      <text:p text:style-name="P33"><text:tab/><text:tab/><text:tab/><text:tab/>q.lock.unlock();</text:p>
      <text:p text:style-name="P33"><text:tab/><text:tab/><text:tab/>}</text:p>
      <text:p text:style-name="P33"><text:tab/><text:tab/>}</text:p>
      <text:p text:style-name="P33"><text:tab/>}</text:p>
      <text:p text:style-name="P33"/>
      <text:p text:style-name="P33"><text:tab/>int[] gener() {</text:p>
      <text:p text:style-name="P33"><text:tab/><text:tab/>int Rand[] = new int[1024];</text:p>
      <text:p text:style-name="P33"><text:tab/><text:tab/>Random r = new Random();</text:p>
      <text:p text:style-name="P33"><text:tab/><text:tab/>for (int i = 0; i &lt; Rand.length; i++) {</text:p>
      <text:p text:style-name="P33"><text:tab/><text:tab/><text:tab/>Rand[i] = r.nextInt(100);</text:p>
      <text:p text:style-name="P33"><text:tab/><text:tab/><text:tab/>System.out.print(Rand[i] + " ");</text:p>
      <text:p text:style-name="P33"><text:tab/><text:tab/>}</text:p>
      <text:p text:style-name="P33"><text:tab/><text:tab/>return Rand;</text:p>
      <text:p text:style-name="P33"><text:tab/>}</text:p>
      <text:p text:style-name="P33">}</text:p>
      <text:p text:style-name="P33"/>
      <text:p text:style-name="P33">class Worker implements Runnable {</text:p>
      <text:p text:style-name="P33"><text:tab/>Q q;</text:p>
      <text:p text:style-name="P33"><text:tab/>int num;</text:p>
      <text:p text:style-name="P33"><text:soft-page-break/></text:p>
      <text:p text:style-name="P33"><text:tab/>Worker(Q q, int num) {</text:p>
      <text:p text:style-name="P33"><text:tab/><text:tab/>this.q = q;</text:p>
      <text:p text:style-name="P33"><text:tab/><text:tab/>this.num = num;</text:p>
      <text:p text:style-name="P33"><text:tab/><text:tab/>new Thread(this, "Worker " + num).start();</text:p>
      <text:p text:style-name="P33"><text:tab/>}</text:p>
      <text:p text:style-name="P33"/>
      <text:p text:style-name="P33"><text:tab/>public void run() {</text:p>
      <text:p text:style-name="P33"><text:tab/><text:tab/>Thread t = Thread.currentThread();</text:p>
      <text:p text:style-name="P33"><text:tab/><text:tab/></text:p>
      <text:p text:style-name="P33"><text:tab/><text:tab/>while (q.work) {</text:p>
      <text:p text:style-name="P33"><text:tab/><text:tab/><text:tab/>switch (num) {</text:p>
      <text:p text:style-name="P33"><text:tab/><text:tab/><text:tab/>case 1: { // Worker 1 ожидает сигнала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try {</text:p>
      <text:p text:style-name="P33"><text:tab/><text:tab/><text:tab/><text:tab/><text:tab/><text:tab/>q.W1.await();</text:p>
      <text:p text:style-name="P33"><text:tab/><text:tab/><text:tab/><text:tab/><text:tab/>} catch (InterruptedException e) {</text:p>
      <text:p text:style-name="P33"><text:tab/><text:tab/><text:tab/><text:tab/><text:tab/>}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/>
      <text:p text:style-name="P33"><text:tab/><text:tab/><text:tab/>case 2: { // Worker 2 ожидает сигнала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try {</text:p>
      <text:p text:style-name="P33"><text:tab/><text:tab/><text:tab/><text:tab/><text:tab/><text:tab/>q.W2.await();</text:p>
      <text:p text:style-name="P33"><text:tab/><text:tab/><text:tab/><text:tab/><text:tab/>} catch (InterruptedException e) {</text:p>
      <text:p text:style-name="P33"><text:tab/><text:tab/><text:tab/><text:tab/><text:tab/>}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/>
      <text:p text:style-name="P33"><text:tab/><text:tab/><text:tab/>case 3: { // Worker 3 ожидает сигнала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try {</text:p>
      <text:p text:style-name="P33"><text:tab/><text:tab/><text:tab/><text:tab/><text:tab/><text:tab/>q.W3.await();</text:p>
      <text:p text:style-name="P33"><text:tab/><text:tab/><text:tab/><text:tab/><text:tab/>} catch (InterruptedException e) {</text:p>
      <text:p text:style-name="P33"><text:tab/><text:tab/><text:tab/><text:tab/><text:tab/>}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/>
      <text:p text:style-name="P33"><text:tab/><text:tab/><text:tab/>case 4: { // Worker 4 ожидает сигнала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try {</text:p>
      <text:p text:style-name="P33"><text:tab/><text:tab/><text:tab/><text:tab/><text:tab/><text:tab/>q.W4.await();</text:p>
      <text:p text:style-name="P33"><text:tab/><text:tab/><text:tab/><text:tab/><text:tab/>} catch (InterruptedException e) {</text:p>
      <text:p text:style-name="P33"><text:tab/><text:tab/><text:tab/><text:tab/><text:tab/>}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><text:tab/><text:tab/><text:tab/>case 5: { // Worker 5 ожидает сигнала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try {</text:p>
      <text:p text:style-name="P33"><text:tab/><text:tab/><text:tab/><text:tab/><text:tab/><text:tab/>q.W5.await();</text:p>
      <text:p text:style-name="P33"><text:tab/><text:tab/><text:tab/><text:tab/><text:tab/>} catch (InterruptedException e) {</text:p>
      <text:p text:style-name="P33"><text:tab/><text:tab/><text:tab/><text:tab/><text:tab/>}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><text:tab/><text:tab/><text:tab/>}</text:p>
      <text:p text:style-name="P33"/>
      <text:p text:style-name="P33"><text:tab/><text:tab/><text:tab/>System.out.println();</text:p>
      <text:p text:style-name="P33"><text:soft-page-break/><text:tab/><text:tab/><text:tab/>System.out.println(t.getName() + " start");</text:p>
      <text:p text:style-name="P33"/>
      <text:p text:style-name="P33"><text:tab/><text:tab/><text:tab/>switch (num) {</text:p>
      <text:p text:style-name="P33"><text:tab/><text:tab/><text:tab/>case 1:</text:p>
      <text:p text:style-name="P33"><text:tab/><text:tab/><text:tab/><text:tab/>q.A512 = svertka(q.A1024, q.A512);</text:p>
      <text:p text:style-name="P33"><text:tab/><text:tab/><text:tab/><text:tab/>print(q.A512);</text:p>
      <text:p text:style-name="P33"><text:tab/><text:tab/><text:tab/><text:tab/>break;</text:p>
      <text:p text:style-name="P33"><text:tab/><text:tab/><text:tab/>case 2:</text:p>
      <text:p text:style-name="P33"><text:tab/><text:tab/><text:tab/><text:tab/>q.A256 = svertka(q.A512, q.A256);</text:p>
      <text:p text:style-name="P33"><text:tab/><text:tab/><text:tab/><text:tab/>print(q.A256);</text:p>
      <text:p text:style-name="P33"><text:tab/><text:tab/><text:tab/><text:tab/>break;</text:p>
      <text:p text:style-name="P33"><text:tab/><text:tab/><text:tab/>case 3:</text:p>
      <text:p text:style-name="P33"><text:tab/><text:tab/><text:tab/><text:tab/>q.A128 = svertka(q.A256, q.A128);</text:p>
      <text:p text:style-name="P33"><text:tab/><text:tab/><text:tab/><text:tab/>print(q.A128);</text:p>
      <text:p text:style-name="P33"><text:tab/><text:tab/><text:tab/><text:tab/>break;</text:p>
      <text:p text:style-name="P33"><text:tab/><text:tab/><text:tab/>case 4:</text:p>
      <text:p text:style-name="P33"><text:tab/><text:tab/><text:tab/><text:tab/>q.A64 = svertka(q.A128, q.A64);</text:p>
      <text:p text:style-name="P33"><text:tab/><text:tab/><text:tab/><text:tab/>print(q.A64);</text:p>
      <text:p text:style-name="P33"><text:tab/><text:tab/><text:tab/><text:tab/>break;</text:p>
      <text:p text:style-name="P33"><text:tab/><text:tab/><text:tab/>case 5:</text:p>
      <text:p text:style-name="P33"><text:tab/><text:tab/><text:tab/><text:tab/>q.A32 = svertka(q.A64, q.A32);</text:p>
      <text:p text:style-name="P33"><text:tab/><text:tab/><text:tab/><text:tab/>print(q.A32);</text:p>
      <text:p text:style-name="P33"><text:tab/><text:tab/><text:tab/><text:tab/>break;</text:p>
      <text:p text:style-name="P33"/>
      <text:p text:style-name="P33"><text:tab/><text:tab/><text:tab/>}</text:p>
      <text:p text:style-name="P33"/>
      <text:p text:style-name="P33"><text:tab/><text:tab/><text:tab/>// здесь должны быть операторы обработки данных</text:p>
      <text:p text:style-name="P33"><text:tab/><text:tab/><text:tab/>try {</text:p>
      <text:p text:style-name="P33"><text:tab/><text:tab/><text:tab/><text:tab/>Thread.sleep(10);</text:p>
      <text:p text:style-name="P33"><text:tab/><text:tab/><text:tab/>} catch (InterruptedException e) {</text:p>
      <text:p text:style-name="P33"><text:tab/><text:tab/><text:tab/>}</text:p>
      <text:p text:style-name="P33"><text:tab/><text:tab/><text:tab/></text:p>
      <text:p text:style-name="P33"><text:tab/><text:tab/><text:tab/>System.out.println("\n" + t.getName() + " stop\n");</text:p>
      <text:p text:style-name="P33"/>
      <text:p text:style-name="P33"><text:tab/><text:tab/><text:tab/>switch (num) {</text:p>
      <text:p text:style-name="P33"><text:tab/><text:tab/><text:tab/>case 1: { // Worker 1 будит следующие потоки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q.W2.signal();</text:p>
      <text:p text:style-name="P33"><text:tab/><text:tab/><text:tab/><text:tab/><text:tab/>q.G.signal();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><text:tab/><text:tab/><text:tab/>case 2: { // Worker 2 будит следующие потоки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q.W1.signal();</text:p>
      <text:p text:style-name="P33"><text:tab/><text:tab/><text:tab/><text:tab/><text:tab/>q.W3.signal();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/>
      <text:p text:style-name="P33"><text:tab/><text:tab/><text:tab/>case 3: { // Worker 3 будит следующий поток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q.W2.signal();</text:p>
      <text:p text:style-name="P33"><text:tab/><text:tab/><text:tab/><text:tab/><text:tab/>q.W4.signal();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><text:tab/><text:tab/><text:tab/>case 4: { // Worker 4 будит следующий поток</text:p>
      <text:p text:style-name="P33"><text:tab/><text:tab/><text:tab/><text:tab/>q.lock.lock();</text:p>
      <text:p text:style-name="P33"><text:tab/><text:tab/><text:tab/><text:tab/>try {</text:p>
      <text:p text:style-name="P33"><text:tab/><text:tab/><text:tab/><text:tab/><text:tab/>q.W3.signal();</text:p>
      <text:p text:style-name="P33"><text:tab/><text:tab/><text:tab/><text:tab/><text:tab/>q.W5.signal();</text:p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><text:tab/><text:tab/><text:tab/>case 5: { // Worker 5 будит следующий поток</text:p>
      <text:p text:style-name="P33"><text:tab/><text:tab/><text:tab/><text:tab/>q.lock.lock();</text:p>
      <text:p text:style-name="P33"><text:soft-page-break/><text:tab/><text:tab/><text:tab/><text:tab/>try {</text:p>
      <text:p text:style-name="P33"><text:tab/><text:tab/><text:tab/><text:tab/><text:tab/>q.W4.signal();</text:p>
      <text:p text:style-name="P33"/>
      <text:p text:style-name="P33"><text:tab/><text:tab/><text:tab/><text:tab/>} finally {</text:p>
      <text:p text:style-name="P33"><text:tab/><text:tab/><text:tab/><text:tab/><text:tab/>q.lock.unlock();</text:p>
      <text:p text:style-name="P33"><text:tab/><text:tab/><text:tab/><text:tab/>}</text:p>
      <text:p text:style-name="P33"><text:tab/><text:tab/><text:tab/><text:tab/>break;</text:p>
      <text:p text:style-name="P33"><text:tab/><text:tab/><text:tab/>}</text:p>
      <text:p text:style-name="P33"><text:tab/><text:tab/><text:tab/>}</text:p>
      <text:p text:style-name="P33"><text:tab/><text:tab/>}</text:p>
      <text:p text:style-name="P33"><text:tab/>}</text:p>
      <text:p text:style-name="P33"/>
      <text:p text:style-name="P33"><text:tab/>int[] svertka(int Array1[], int Array2[]) {</text:p>
      <text:p text:style-name="P33"><text:tab/><text:tab/>for (int j = 0; j &lt; Array2.length; j++) </text:p>
      <text:p text:style-name="P33"><text:tab/><text:tab/><text:tab/>Array2[j] = max(Array1[j * 2], Array1[j * 2 + 1]);</text:p>
      <text:p text:style-name="P33"/>
      <text:p text:style-name="P33"><text:tab/><text:tab/>return Array2;</text:p>
      <text:p text:style-name="P33"><text:tab/>}</text:p>
      <text:p text:style-name="P33"/>
      <text:p text:style-name="P33"><text:tab/>int max(int a, int b) {</text:p>
      <text:p text:style-name="P33"><text:tab/><text:tab/>int mx = a;</text:p>
      <text:p text:style-name="P33"><text:tab/><text:tab/></text:p>
      <text:p text:style-name="P33"><text:tab/><text:tab/>if (a &gt; b)</text:p>
      <text:p text:style-name="P33"><text:tab/><text:tab/><text:tab/>mx = a;</text:p>
      <text:p text:style-name="P33"><text:tab/><text:tab/>else</text:p>
      <text:p text:style-name="P33"><text:tab/><text:tab/><text:tab/>mx = b;</text:p>
      <text:p text:style-name="P33"><text:tab/><text:tab/></text:p>
      <text:p text:style-name="P33"><text:tab/><text:tab/>return mx;</text:p>
      <text:p text:style-name="P33"><text:tab/>}</text:p>
      <text:p text:style-name="P33"/>
      <text:p text:style-name="P33"><text:tab/>void print(int Array[]) {</text:p>
      <text:p text:style-name="P33"><text:tab/><text:tab/>System.out.println();</text:p>
      <text:p text:style-name="P33"><text:tab/><text:tab/></text:p>
      <text:p text:style-name="P33"><text:tab/><text:tab/>for (int i = 0; i &lt; Array.length; i++)</text:p>
      <text:p text:style-name="P33"><text:tab/><text:tab/><text:tab/>System.out.print(Array[i] + " ");</text:p>
      <text:p text:style-name="P33"><text:tab/>}</text:p>
      <text:p text:style-name="P33">}</text:p>
      <text:p text:style-name="P31">Результаты работы:</text:p>
      <text:p text:style-name="P29"><text:span text:style-name="T19"/></text:p>
      <text:p text:style-name="P28"><text:span text:style-name="T19">Generator 0 start</text:span></text:p>
      <text:p text:style-name="P28"><text:span text:style-name="T19">50 62 4 28 20 48 69 25 11 99 74 57 21 78 93 47 98 4 34 91 32 36 63 24 59 69 86 60 48 69 0 89 30 68 35 2 90 37 71 99 52 13 5 6 7 25 41 48 26 44 26 51 66 90 74 78 92 35 40 98 71 7 73 12 43 86 86 98 13 49 99 38 35 21 74 7 0 32 40 82 49 2 1 88 19 40 51 71 18 81 92 10 91 31 18 19 33 21 33 53 2 4 0 71 88 54 84 43 24 67 24 63 91 55 94 82 48 48 80 0 51 59 76 88 32 65 58 3 60 48 20 34 24 49 29 96 11 49 71 64 38 33 30 62 13 22 85 56 9 73 71 19 28 3 28 36 29 73 59 42 88 20 60 62 48 50 87 83 72 85 75 92 63 12 74 35 77 27 86 83 45 19 37 6 38 83 42 89 62 15 31 82 98 84 32 17 73 21 65 70 91 94 33 51 30 34 43 10 60 79 1 54 96 89 5 75 11 31 56 60 24 23 67 69 84 25 12 98 4 40 61 95 80 37 52 42 56 69 27 35 58 49 91 47 72 49 13 96 57 86 17 96 99 77 75 65 95 94 8 94 4 77 13 73 91 81 84 25 68 87 60 35 95 26 31 20 98 69 79 25 99 0 77 51 94 89 78 89 47 91 21 81 86 54 18 61 40 82 45 8 15 85 47 84 3 13 26 53 4 90 8 68 20 10 41 38 85 46 85 93 68 29 54 42 93 25 88 1 95 21 92 94 25 35 7 8 47 98 79 31 66 28 36 18 10 87 20 84 6 10 9 34 83 79 11 66 62 55 63 82 56 50 32 32 1 57 62 62 25 34 22 94 27 35 82 28 95 84 62 67 94 19 15 62 78 69 93 21 21 72 50 13 36 68 93 61 23 99 14 54 86 12 83 38 48 51 72 97 9 72 15 12 95 6 18 11 98 76 67 94 29 84 79 93 21 99 72 46 16 5 92 84 38 81 18 62 28 72 44 0 59 67 72 14 77 76 0 0 80 28 53 14 46 99 88 42 72 63 60 67 92 30 84 1 42 80 48 19 44 14 31 40 61 54 20 14 84 63 87 45 62 24 68 93 97 20 93 88 65 61 77 63 54 4 73 83 8 25 84 48 23 65 48 14 6 48 87 12 10 40 37 78 81 4 46 2 10 93 36 23 29 61 91 51 22 33 77 44 90 33 31 6 82 52 17 31 52 94 66 32 18 95 46 79 10 56 73 54 0 85 79 28 6 85 59 11 21 43 34 99 18 56 63 9 36 65 72 36 42 67 36 73 74 40 16 57 7 21 21 81 88 95 39 61 65 12 68 27 87 88 49 20 42 28 90 44 98 58 58 71 88 55 1 51 18 58 29 50 26 11 28 66 49 24 84 4 59 59 38 82 55 73 14 91 40 83 87 37 32 72 87 74 14 43 33 40 71 31 38 80 33 52 68 18 8 9 34 84 90 52 58 60 30 50 16 4 14 73 59 33 89 12 98 24 28 70 21 10 96 46 79 14 26 99 92 9 60 56 64 5 16 23 15 59 71 87 12 12 90 41 93 95 25 88 93 1 74 9 92 89 34 38 76 36 28 21 1 34 38 22 88 95 91 19 93 33 51 0 27 57 46 67 65 1 69 69 90 50 4 55 30 99 21 64 28 82 10 72 5 14 1 11 40 67 37 68 40 86 13 57 78 81 13 20 7 67 45 75 34 77 38 28 64 2 68 9 49 81 62 68 86 40 26 91 60 95 84 55 61 80 78 58 84 87 82 63 20 31 92 61 56 76 40 53 1 63 8 67 25 43 75 88 88 86 76 9 54 61 2 83 75 21 69 74 35 91 63 80 91 79 23 93 54 37 26 97 85 45 76 23 77 78 24 68 97 93 8 87 16 60 73 8 6 85 75 71 97 33 71 8 24 12 93 58 58 66 44 77 60 53 68 93 40 9 83 40 43 84 57 76 92 20 67 15 87 26 96 75 92 10 74 27 3 57 66 47 77 2 42 32 35 14 82 21 15 92 55 21 77 5 80 11 67 89 71 11 37 2 39 48 92 44 75 55 33 91 76 34 31 50 1 19 69 14 79 83 71 11 12 47 28 73 49 98 28 95 0 5 68 45 60 96 7 1 8 83 13 82 32 89 0 92 43 8 10 51 90 94 50 6 38 5 54 79 75 3 50 7 20 52 52 57 84 20 75 44 44 16 28 89 85 69 31 30 33 74 95 69 40 40 16 86 40 67 29 81 26 11 72 15 18 8 74 79 39 72 53 57 91 92 36 73 28 87 41 2 39 14 54 50 64 36 43 37 </text:span></text:p>
      <text:p text:style-name="P28"><text:span text:style-name="T19">Worker 4 stop</text:span></text:p>
      <text:p text:style-name="P28"/>
      <text:p text:style-name="P28"/>
      <text:p text:style-name="P28"><text:span text:style-name="T19">Worker 3 start</text:span></text:p>
      <text:p text:style-name="P28"/>
      <text:p text:style-name="P28"><text:soft-page-break/><text:span text:style-name="T19">95 93 85 96 97 95 90 88 71 78 91 96 98 73 72 97 93 </text:span></text:p>
      <text:p text:style-name="P28"><text:span text:style-name="T19">Worker 5 start</text:span></text:p>
      <text:p text:style-name="P28"/>
      <text:p text:style-name="P28"><text:span text:style-name="T19">92 99 96 96 97 96 98 99 98 98 95 99 96 98 98 92 99 99 74 98 92 94 98 91 98 95 84 71 95 93 95 97 95 78 91 99 92 89 95 96 94 99 95 98 97 99 99 94 99 95 97 98 92 99 98 96 93 98 98 96 98 92 96 71 79 90 92 98 92 87 99 76 99 88 61 93 88 92 88 87 92 95 81 97 82 90 95 92 98 95 99 85 95 80 78 91 98 85 87 97 79 85 90 99 98 98 93 99 77 78 97 73 93 94 88 92 98 99 78 95 92 87 87 81 57 94 97 96 91 91 98 92 70 88 92 92 84 81 99 92 98 96 86 </text:span></text:p>
      <text:p text:style-name="P28"><text:span text:style-name="T19">Worker 2 stop</text:span></text:p>
      <text:p text:style-name="P28"/>
      <text:p text:style-name="P28"/>
      <text:p text:style-name="P28"><text:span text:style-name="T19">Worker 1 start</text:span></text:p>
      <text:p text:style-name="P28"/>
      <text:p text:style-name="P28"><text:span text:style-name="T19">62 28 48 69 99 74 78 93 98 91 36 63 69 86 69 89 68 35 90 99 52 6 25 48 44 51 90 78 92 98 71 73 86 98 49 99 35 74 32 82 49 88 40 71 81 92 91 19 33 53 4 71 88 84 67 63 91 94 48 80 59 88 65 58 60 34 49 96 49 71 38 62 22 85 73 71 28 36 73 59 88 62 50 87 85 92 63 74 77 86 45 37 83 89 62 82 98 32 73 70 94 51 34 43 79 54 96 75 31 60 24 69 84 98 40 95 80 52 69 35 58 91 72 96 86 96 99 75 95 94 77 73 91 84 87 60 95 31 98 79 99 77 94 89 91 81 86 61 82 45 85 84 13 53 90 68 20 41 85 93 68 54 93 88 95 94 35 8 98 79 66 36 87 84 10 34 83 66 62 82 56 32 57 62 34 94 35 82 95 67 94 62 78 93 72 50 68 93 99 54 86 83 51 97 72 15 95 18 98 94 84 93 99 72 16 92 81 62 72 44 67 72 77 0 80 53 99 88 72 67 92 84 80 48 44 40 61 20 84 87 62 93 97 93 65 77 54 83 25 84 65 48 48 87 40 78 81 46 93 36 61 91 33 77 90 31 82 31 94 66 95 79 56 73 85 79 85 59 43 99 56 63 65 72 67 73 74 57 21 81 95 61 65 68 88 49 42 90 98 71 88 51 58 50 26 66 49 84 59 82 73 91 83 87 72 87 43 40 71 80 52 68 9 84 90 60 50 16 73 59 89 98 70 21 96 79 99 92 60 64 23 59 87 12 90 95 88 93 74 92 38 76 28 34 38 95 91 93 51 57 67 65 69 90 55 99 64 82 72 14 11 67 68 86 57 81 20 67 75 77 38 64 68 81 68 86 91 95 84 80 78 87 82 31 92 76 53 63 67 43 88 88 76 61 83 75 74 91 80 91 93 54 97 85 76 78 68 97 87 60 73 85 75 97 71 24 93 66 77 60 93 40 83 84 76 92 67 87 96 92 74 57 66 77 42 35 82 92 55 77 80 89 71 37 48 92 75 91 76 50 19 69 83 71 47 73 98 95 5 68 96 7 83 82 89 92 43 51 94 50 38 79 75 50 52 57 84 75 44 89 85 31 74 95 40 86 67 81 26 72 18 79 72 57 92 73 87 41 39 54 64 43 </text:span></text:p>
      <text:p text:style-name="P28"><text:span text:style-name="T19">Worker 5 stop</text:span></text:p>
      <text:p text:style-name="P28"/>
      <text:p text:style-name="P28"/>
      <text:p text:style-name="P28"><text:span text:style-name="T19">Worker 3 stop</text:span></text:p>
      <text:p text:style-name="P28"/>
      <text:p text:style-name="P28"/>
      <text:p text:style-name="P28"><text:span text:style-name="T19">Worker 4 start</text:span></text:p>
      <text:p text:style-name="P28"/>
      <text:p text:style-name="P28"><text:span text:style-name="T19">Worker 2 start</text:span></text:p>
      <text:p text:style-name="P28"/>
      <text:p text:style-name="P28"/>
      <text:p text:style-name="P28"><text:span text:style-name="T19">62 69 99 95 96 97 90 78 96 98 97 93 93 98 99 98 94 98 63 86 89 98 84 95 91 99 95 96 96 98 98 96 79 92 98 99 99 88 93 92 92 95 97 95 98 99 95 80 98 87 97 90 99 98 99 97 93 94 98 99 95 87 81 97 96 68 99 98 92 92 92 99 98 96 52 48 51 90 98 73 98 99 74 82 88 71 92 91 53 71 88 67 94 80 88 65 60 96 71 62 85 73 36 73 88 87 92 74 86 45 89 82 98 73 94 43 79 96 60 69 98 95 80 69 91 96 96 99 95 77 91 87 95 98 99 94 91 86 82 85 53 90 41 93 68 93 95 35 98 66 87 34 83 82 56 62 94 82 95 94 93 72 93 99 86 97 72 95 98 93 99 92 81 72 72 77 80 99 72 92 80 44 61 87 93 97 77 83 84 65 87 78 81 93 91 77 90 82 94 95 73 85 85 99 63 72 73 74 81 95 68 88 90 98 88 58 66 84 82 91 87 87 43 80 68 84 90 50 73 98 70 96 99 64 59 87 95 93 92 76 34 95 93 57 67 90 99 82 72 67 86 81 67 77 64 81 86 95 84 87 82 92 63 67 88 76 83 91 91 93 97 78 97 87 85 97 71 93 77 93 84 92 87 96 74 77 42 92 77 89 71 92 91 76 69 83 73 98 68 96 83 92 51 94 79 75 57 84 89 85 95 86 81 72 79 72 92 87 54 64 </text:span></text:p>
      <text:p text:style-name="P28"><text:span text:style-name="T19">Worker 1 stop</text:span></text:p>
      <text:p text:style-name="P28"/>
      <text:p text:style-name="P28"/>
      <text:p text:style-name="P28"><text:span text:style-name="T19">Worker 4 stop</text:span></text:p>
      <text:p text:style-name="P28"/>
      <text:p text:style-name="P28"/>
      <text:p text:style-name="P28"><text:span text:style-name="T19">Worker 3 start</text:span></text:p>
      <text:p text:style-name="P28"/>
      <text:p text:style-name="P28"><text:span text:style-name="T19">69 99 98 89 99 52 90 98 99 82 88 92 71 88 94 88 96 </text:span></text:p>
      <text:p text:style-name="P28"><text:span text:style-name="T19">71 85 73 88 92 86 89 98 94 96 69 98 80 96 99 95 91 98 99 91 85 90 93 93 95 98 87 83 62 Worker 5 start</text:span></text:p>
      <text:p text:style-name="P28"/>
      <text:p text:style-name="P28"><text:span text:style-name="T19">96 97 96 98 99 98 98 95 99 96 98 98 92 94 95 99 99 93 99 97 95 98 99 81 77 99 92 80 87 97 83 84 87 93 91 90 95 85 99 93 95 97 99 95 98 97 99 99 94 72 74 95 88 98 88 84 91 87 80 84 90 98 96 99 87 95 92 95 93 90 99 72 99 95 86 77 81 95 87 92 67 88 91 93 97 97 97 93 93 92 96 77 92 89 92 91 83 98 96 92 94 79 84 89 95 81 79 92 64 97 98 92 99 98 </text:span></text:p>
      <text:p text:style-name="P28"><text:span text:style-name="T19">Worker 2 stop</text:span></text:p>
      <text:p text:style-name="P28"/>
      <text:p text:style-name="P28"/>
      <text:p text:style-name="P28"><text:span text:style-name="T19">Worker 1 start</text:span></text:p>
      <text:p text:style-name="P28"/>
      <text:p text:style-name="P28"><text:span text:style-name="T19">62 28 48 69 99 74 78 93 98 91 36 63 69 86 69 89 68 35 90 99 52 6 25 48 44 51 90 78 92 98 71 73 86 98 49 99 35 74 32 82 49 88 40 71 81 92 91 19 33 53 4 71 88 84 67 63 91 94 48 80 59 88 65 58 60 34 49 96 49 71 38 62 22 85 73 71 28 36 73 59 88 62 50 87 85 92 63 74 77 86 45 37 83 89 62 82 98 32 73 70 94 51 34 43 79 54 96 75 31 60 24 69 84 98 40 95 80 52 69 35 58 91 72 96 86 96 99 75 95 94 77 73 91 84 87 60 95 31 98 79 99 77 94 89 91 81 86 61 82 45 85 84 13 53 90 68 20 41 85 93 68 54 93 88 95 94 35 8 98 79 66 36 87 84 10 34 83 66 62 82 56 32 57 62 34 94 35 82 95 67 94 62 78 93 72 50 68 93 99 54 86 83 51 97 72 15 95 18 98 94 84 93 99 72 16 92 81 62 72 44 67 72 77 0 80 53 99 88 </text:span><text:soft-page-break/><text:span text:style-name="T19">72 67 92 84 80 48 44 40 61 20 84 87 62 93 97 93 65 77 54 83 25 84 65 48 48 87 40 78 81 46 93 36 61 91 33 77 90 31 82 31 94 66 95 79 56 73 85 79 85 59 43 99 56 63 65 72 67 73 74 57 21 81 95 61 65 68 88 49 42 90 98 71 88 51 58 50 26 66 49 84 59 82 73 91 83 87 72 87 43 40 71 80 52 68 9 84 90 60 50 16 73 59 89 98 70 21 96 79 99 92 60 64 23 59 87 12 90 95 88 93 74 92 38 76 28 34 38 95 91 93 51 57 67 65 69 90 55 99 64 82 72 14 11 67 68 86 57 81 20 67 75 77 38 64 68 81 68 86 91 95 84 80 78 87 82 31 92 76 53 63 67 43 88 88 76 61 83 75 74 91 80 91 93 54 97 85 76 78 68 97 87 60 73 85 75 97 71 24 93 66 77 60 93 40 83 84 76 92 67 87 96 92 74 57 66 77 42 35 82 92 55 77 80 89 71 37 48 92 75 91 76 50 19 69 83 71 47 73 98 95 5 68 96 7 83 82 89 92 43 51 94 50 38 79 75 50 52 57 84 75 44 89 85 31 74 95 40 86 67 81 26 72 18 79 72 57 92 73 87 41 39 54 64 43 </text:span></text:p>
      <text:p text:style-name="P28"><text:span text:style-name="T19">Worker 3 stop</text:span></text:p>
      <text:p text:style-name="P28"/>
      <text:p text:style-name="P28"/>
      <text:p text:style-name="P28"><text:span text:style-name="T19">Worker 5 stop</text:span></text:p>
      <text:p text:style-name="P28"/>
      <text:p text:style-name="P28"/>
      <text:p text:style-name="P28"/>
      <text:p text:style-name="P28"><text:span text:style-name="T19">Worker 2 start</text:span></text:p>
      <text:p text:style-name="P28"><text:span text:style-name="T19">Worker 4 start</text:span></text:p>
      <text:p text:style-name="P28"/>
      <text:p text:style-name="P28"><text:span text:style-name="T19">99 </text:span></text:p>
      <text:p text:style-name="P28"><text:span text:style-name="T19">62 69 99 93 98 63 86 89 98 99 98 99 92 68 99 88 94 96 85 92 89 98 96 98 99 95 99 91 93 95 98 83 95 99 97 99 81 52 48 51 90 98 73 98 99 74 82 88 71 92 91 53 71 88 67 94 80 88 65 60 96 71 99 87 62 85 73 36 73 88 87 92 74 86 45 89 82 97 87 98 73 94 43 79 96 60 69 98 95 80 69 91 96 96 99 95 77 91 87 95 98 99 94 91 86 82 85 53 90 41 93 68 93 95 35 98 66 87 34 83 82 56 62 94 82 95 94 93 72 93 99 86 97 72 95 98 93 99 92 81 72 72 77 80 99 72 92 80 44 61 87 93 97 77 83 84 65 87 78 81 93 91 77 90 82 94 95 73 85 85 99 63 72 73 74 81 95 68 88 90 98 88 </text:span></text:p>
      <text:p text:style-name="P28"><text:span text:style-name="T19">Worker 1 stop</text:span></text:p>
      <text:p text:style-name="P28"/>
      <text:p text:style-name="P28"><text:span text:style-name="T19">93 95 99 74 95 98 91 87 90 98 99 95 95 99 86 81 95 92 91 97 97 93 96 58 66 84 82 91 87 87 43 80 68 84 90 50 73 98 70 96 99 64 59 87 95 93 92 76 34 95 93 57 67 90 99 82 72 67 86 81 67 77 64 81 86 95 84 87 82 92 63 67 88 76 83 91 91 93 97 78 97 87 85 97 71 93 77 93 84 92 87 96 74 77 42 92 77 89 71 92 91 76 69 83 73 98 68 96 83 92 51 94 79 75 57 84 89 85 95 86 81 72 79 72 92 87 54 64 92 92 91 98 94 84 95 81 92 </text:span></text:p>
      <text:p text:style-name="P28"><text:span text:style-name="T19">Worker 4 stop</text:span></text:p>
      <text:p text:style-name="P28"/>
      <text:p text:style-name="P28"/>
      <text:p text:style-name="P28"><text:span text:style-name="T19">Worker 2 stop</text:span></text:p>
      <text:p text:style-name="P28"/>
      <text:p text:style-name="P28"/>
      <text:p text:style-name="P28"><text:span text:style-name="T19">Generator 0 stop</text:span></text:p>
      <text:p text:style-name="P29"/>
      <text:p text:style-name="P31"/>
      <text:section text:style-name="Sect1" text:name="Раздел1">
        <text:p text:style-name="P9"><text:span text:style-name="T4">Вывод:</text:span><text:span text:style-name="T1"> при выполнении лабораторной работы исследовал методы и средства организации конвейерной обработки данных. В индивидуальном задании синхронизировал работу <text:s/>с помощью семафоров. В результате мы получили, что при помощи семафоров произошло повышение скорости работы подпроцессов, т.е. процессы выполнялись не по порядку - <text:s/>если подпроцесс свободен, то он будет сразу задействован, не дожидаясь окончания работы конечного подпроцесса.</text:span></text:p>
      </text:section>
      <text:section text:style-name="Sect2" text:name="Раздел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keep-with-next="always"/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</meta:initial-creator>
    <meta:editing-cycles>5</meta:editing-cycles>
    <meta:creation-date>2015-11-05T19:51:00</meta:creation-date>
    <dc:date>2015-12-22T20:06:33.531463612</dc:date>
    <meta:editing-duration>PT30M15S</meta:editing-duration>
    <meta:generator>LibreOffice/5.0.4.2$Linux_X86_64 LibreOffice_project/00m0$Build-2</meta:generator>
    <meta:document-statistic meta:table-count="1" meta:image-count="0" meta:object-count="1" meta:page-count="8" meta:paragraph-count="341" meta:word-count="3937" meta:character-count="15577" meta:non-whitespace-character-count="11119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